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527280" officeooo:paragraph-rsid="00527280"/>
    </style:style>
    <style:style style:name="P2" style:family="paragraph" style:parent-style-name="Heading_20_1">
      <style:text-properties officeooo:rsid="00527280" officeooo:paragraph-rsid="00527280"/>
    </style:style>
    <style:style style:name="P3" style:family="paragraph" style:parent-style-name="Text_20_body" style:list-style-name="L1">
      <style:text-properties officeooo:rsid="00555b7f" officeooo:paragraph-rsid="005b26c8"/>
    </style:style>
    <style:style style:name="P4" style:family="paragraph" style:parent-style-name="Text_20_body" style:list-style-name="L1">
      <style:text-properties officeooo:rsid="007ac301" officeooo:paragraph-rsid="007ac301"/>
    </style:style>
    <style:style style:name="P5" style:family="paragraph" style:parent-style-name="Text_20_body" style:list-style-name="L1">
      <style:text-properties officeooo:rsid="005bc7b8" officeooo:paragraph-rsid="005bc7b8"/>
    </style:style>
    <style:style style:name="P6" style:family="paragraph" style:parent-style-name="Text_20_body" style:list-style-name="L1">
      <style:text-properties officeooo:rsid="00910dcc" officeooo:paragraph-rsid="00910dcc"/>
    </style:style>
    <style:style style:name="P7" style:family="paragraph" style:parent-style-name="Text_20_body" style:list-style-name="L1">
      <style:text-properties officeooo:rsid="006be454" officeooo:paragraph-rsid="006be454"/>
    </style:style>
    <style:style style:name="P8" style:family="paragraph" style:parent-style-name="Text_20_body" style:list-style-name="L1">
      <style:text-properties officeooo:rsid="006d54d7" officeooo:paragraph-rsid="006d54d7"/>
    </style:style>
    <style:style style:name="P9" style:family="paragraph" style:parent-style-name="Text_20_body" style:list-style-name="L1">
      <style:text-properties officeooo:rsid="00658b81" officeooo:paragraph-rsid="00658b81"/>
    </style:style>
    <style:style style:name="P10" style:family="paragraph" style:parent-style-name="Text_20_body" style:list-style-name="L1">
      <style:text-properties officeooo:rsid="005cd4f6" officeooo:paragraph-rsid="005cd4f6"/>
    </style:style>
    <style:style style:name="P11" style:family="paragraph" style:parent-style-name="Text_20_body" style:list-style-name="L1">
      <style:text-properties officeooo:rsid="007566a2" officeooo:paragraph-rsid="007566a2"/>
    </style:style>
    <style:style style:name="P12" style:family="paragraph" style:parent-style-name="Text_20_body" style:list-style-name="L1">
      <style:text-properties officeooo:rsid="005f6516" officeooo:paragraph-rsid="005f6516"/>
    </style:style>
    <style:style style:name="P13" style:family="paragraph" style:parent-style-name="Text_20_body" style:list-style-name="L1">
      <style:text-properties officeooo:rsid="0060dfa4" officeooo:paragraph-rsid="0060dfa4"/>
    </style:style>
    <style:style style:name="P14" style:family="paragraph" style:parent-style-name="Text_20_body" style:list-style-name="L1">
      <style:text-properties officeooo:rsid="009ae1fd" officeooo:paragraph-rsid="009ae1fd"/>
    </style:style>
    <style:style style:name="P15" style:family="paragraph" style:parent-style-name="Text_20_body" style:list-style-name="L1">
      <style:text-properties officeooo:rsid="007f20fc" officeooo:paragraph-rsid="007f20fc"/>
    </style:style>
    <style:style style:name="P16" style:family="paragraph" style:parent-style-name="Text_20_body" style:list-style-name="L1">
      <style:text-properties officeooo:rsid="0086decd" officeooo:paragraph-rsid="0086decd"/>
    </style:style>
    <style:style style:name="P17" style:family="paragraph" style:parent-style-name="Text_20_body" style:list-style-name="L1">
      <style:text-properties officeooo:rsid="0088d7a6" officeooo:paragraph-rsid="0088d7a6"/>
    </style:style>
    <style:style style:name="P18" style:family="paragraph" style:parent-style-name="Text_20_body" style:list-style-name="L1">
      <style:text-properties officeooo:rsid="0084e83d" officeooo:paragraph-rsid="0084e83d"/>
    </style:style>
    <style:style style:name="P19" style:family="paragraph" style:parent-style-name="Text_20_body" style:list-style-name="L1">
      <style:text-properties officeooo:rsid="007e823e" officeooo:paragraph-rsid="007e823e"/>
    </style:style>
    <style:style style:name="P20" style:family="paragraph" style:parent-style-name="Text_20_body" style:list-style-name="L1">
      <style:text-properties officeooo:rsid="007fa908" officeooo:paragraph-rsid="007fa908"/>
    </style:style>
    <style:style style:name="P21" style:family="paragraph" style:parent-style-name="Text_20_body" style:list-style-name="L1">
      <style:text-properties officeooo:rsid="0080d3f5" officeooo:paragraph-rsid="0080d3f5"/>
    </style:style>
    <style:style style:name="P22" style:family="paragraph" style:parent-style-name="Text_20_body" style:list-style-name="L1">
      <style:text-properties officeooo:rsid="0077e68b" officeooo:paragraph-rsid="0077e68b"/>
    </style:style>
    <style:style style:name="P23" style:family="paragraph" style:parent-style-name="Text_20_body" style:list-style-name="L1">
      <style:text-properties officeooo:rsid="0067f663" officeooo:paragraph-rsid="0067f663"/>
    </style:style>
    <style:style style:name="P24" style:family="paragraph" style:parent-style-name="Text_20_body" style:list-style-name="L1">
      <style:text-properties officeooo:rsid="0069b9c7" officeooo:paragraph-rsid="0069b9c7"/>
    </style:style>
    <style:style style:name="P25" style:family="paragraph" style:parent-style-name="Text_20_body" style:list-style-name="L1">
      <style:text-properties officeooo:rsid="007a084d" officeooo:paragraph-rsid="007a084d"/>
    </style:style>
    <style:style style:name="P26" style:family="paragraph" style:parent-style-name="Text_20_body" style:list-style-name="L1">
      <style:text-properties officeooo:rsid="008cbc7e" officeooo:paragraph-rsid="008cbc7e"/>
    </style:style>
    <style:style style:name="T1" style:family="text">
      <style:text-properties officeooo:rsid="00541c22"/>
    </style:style>
    <style:style style:name="T2" style:family="text">
      <style:text-properties officeooo:rsid="006f4693"/>
    </style:style>
    <style:style style:name="T3" style:family="text">
      <style:text-properties officeooo:rsid="0070f4f4"/>
    </style:style>
    <style:style style:name="T4" style:family="text">
      <style:text-properties officeooo:rsid="0072b1e8"/>
    </style:style>
    <style:style style:name="T5" style:family="text">
      <style:text-properties officeooo:rsid="00736962"/>
    </style:style>
    <style:style style:name="T6" style:family="text">
      <style:text-properties officeooo:rsid="007872c2"/>
    </style:style>
    <style:style style:name="T7" style:family="text">
      <style:text-properties officeooo:rsid="007caf0e"/>
    </style:style>
    <style:style style:name="T8" style:family="text">
      <style:text-properties officeooo:rsid="007f4c87"/>
    </style:style>
    <style:style style:name="T9" style:family="text">
      <style:text-properties officeooo:rsid="0082f03d"/>
    </style:style>
    <style:style style:name="T10" style:family="text">
      <style:text-properties officeooo:rsid="0085af6e"/>
    </style:style>
    <style:style style:name="T11" style:family="text">
      <style:text-properties officeooo:rsid="00876849"/>
    </style:style>
    <style:style style:name="T12" style:family="text">
      <style:text-properties officeooo:rsid="0088e705"/>
    </style:style>
    <style:style style:name="T13" style:family="text">
      <style:text-properties officeooo:rsid="008daded"/>
    </style:style>
    <style:style style:name="T14" style:family="text">
      <style:text-properties officeooo:rsid="008f9046"/>
    </style:style>
    <style:style style:name="T15" style:family="text">
      <style:text-properties officeooo:rsid="009494d9"/>
    </style:style>
    <style:style style:name="T16" style:family="text">
      <style:text-properties officeooo:rsid="00953a93"/>
    </style:style>
    <style:style style:name="T17" style:family="text">
      <style:text-properties officeooo:rsid="00972e6d"/>
    </style:style>
    <style:style style:name="T18" style:family="text">
      <style:text-properties officeooo:rsid="009800a1"/>
    </style:style>
    <style:style style:name="T19" style:family="text">
      <style:text-properties officeooo:rsid="00998574"/>
    </style:style>
    <style:style style:name="T20" style:family="text">
      <style:text-properties officeooo:rsid="009ae1c8"/>
    </style:style>
    <style:style style:name="T21" style:family="text">
      <style:text-properties officeooo:rsid="009bff93"/>
    </style:style>
    <style:style style:name="T22" style:family="text">
      <style:text-properties officeooo:rsid="009ea623"/>
    </style:style>
    <style:style style:name="T23" style:family="text">
      <style:text-properties officeooo:rsid="00a0e4a4"/>
    </style:style>
    <style:style style:name="T24" style:family="text">
      <style:text-properties officeooo:rsid="00a2b128"/>
    </style:style>
    <style:style style:name="T25" style:family="text">
      <style:text-properties officeooo:rsid="00a445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roces</text:h>
      <text:p text:style-name="P1">Outline činností, které je v projektu potřeb<text:span text:style-name="T1">a realizovat.</text:span></text:p>
      <text:list xml:id="list892327954138457" text:style-name="L1">
        <text:list-item>
          <text:p text:style-name="P3"><text:span text:style-name="T19">HOTOVO </text:span>Připravit krátkou ukázkovou hru</text:p>
        </text:list-item>
        <text:list-item>
          <text:p text:style-name="P3"><text:span text:style-name="T15">HOTOVO </text:span>Připravit krátkou marketingovou (propagační) prezentaci</text:p>
        </text:list-item>
        <text:list-item>
          <text:p text:style-name="P4"><text:span text:style-name="T7">Založit</text:span> podpůrný <text:span text:style-name="T7">systém pro vývoj (aka Github)</text:span></text:p>
        </text:list-item>
        <text:list-item>
          <text:p text:style-name="P5">Specifikace</text:p>
          <text:list>
            <text:list-item>
              <text:p text:style-name="P6"><text:span text:style-name="T20">HOTOVO </text:span>Vytvoření use casů</text:p>
            </text:list-item>
            <text:list-item>
              <text:p text:style-name="P7"><text:span text:style-name="T16">HOTOVO </text:span>Vytvoření základního seznamu požadavků</text:p>
            </text:list-item>
            <text:list-item>
              <text:p text:style-name="P8"><text:span text:style-name="T17">HOTOVO </text:span>Vytvoření <text:span text:style-name="T2">specifikace</text:span> smysluplných <text:span text:style-name="T3">(viable)</text:span> inkrementů</text:p>
            </text:list-item>
            <text:list-item>
              <text:p text:style-name="P9"><text:span text:style-name="T23">HOTOVO </text:span>Wireframing</text:p>
            </text:list-item>
          </text:list>
        </text:list-item>
        <text:list-item>
          <text:p text:style-name="P9"><text:span text:style-name="T18">HOTOVO </text:span>Odhad nákladů</text:p>
        </text:list-item>
        <text:list-item>
          <text:p text:style-name="P10"><text:span text:style-name="T25">HOTOVO </text:span>Finanční modely</text:p>
          <text:list>
            <text:list-item>
              <text:p text:style-name="P11">Návrh</text:p>
              <text:list>
                <text:list-item>
                  <text:p text:style-name="P12">Placená <text:span text:style-name="T4">celá </text:span>aplikace</text:p>
                </text:list-item>
                <text:list-item>
                  <text:p text:style-name="P12">Placené dodatečné služby</text:p>
                </text:list-item>
                <text:list-item>
                  <text:p text:style-name="P12"><text:span text:style-name="T5">Crowdsourcing (Například k</text:span>ickstarter<text:span text:style-name="T5">)</text:span></text:p>
                </text:list-item>
              </text:list>
            </text:list-item>
            <text:list-item>
              <text:p text:style-name="P13">Evaluace</text:p>
            </text:list-item>
          </text:list>
        </text:list-item>
        <text:list-item>
          <text:p text:style-name="P14"><text:span text:style-name="T24">HOTOVO </text:span>Zjištění možností marketingu <text:span text:style-name="T21">výsledné aplikace</text:span></text:p>
        </text:list-item>
        <text:list-item>
          <text:p text:style-name="P15">Zajištění financí – hledání sponzora/<text:span text:style-name="T8">sběr financí</text:span></text:p>
        </text:list-item>
        <text:list-item>
          <text:p text:style-name="P16">Zajištění lidských zdrojů – <text:span text:style-name="T11">dostatečného množství v čase</text:span></text:p>
        </text:list-item>
        <text:list-item>
          <text:p text:style-name="P17">Vytvoření <text:span text:style-name="T12">harmonogramu projektu, stanovení milníků a deadlinů.</text:span></text:p>
        </text:list-item>
        <text:list-item>
          <text:p text:style-name="P18">Výběr technologií <text:span text:style-name="T10">a poskytovatelů závislých služeb</text:span></text:p>
        </text:list-item>
        <text:list-item>
          <text:p text:style-name="P19">Vytvoření společné architektury – <text:span text:style-name="T9">společné a důležité z hlediska budoucí návazného vývoje.</text:span></text:p>
          <text:list>
            <text:list-item>
              <text:p text:style-name="P20">Návrh</text:p>
            </text:list-item>
            <text:list-item>
              <text:p text:style-name="P20">Verifikace</text:p>
            </text:list-item>
            <text:list-item>
              <text:p text:style-name="P20">Implementace</text:p>
            </text:list-item>
            <text:list-item>
              <text:p text:style-name="P21">Testování</text:p>
            </text:list-item>
          </text:list>
        </text:list-item>
        <text:list-item>
          <text:p text:style-name="P22">Jednotlivé inkrementy <text:span text:style-name="T6">(případně paralelně) – v tomto případě jak části celého řešení, tak jeho jednotlivé fáze.</text:span></text:p>
          <text:list>
            <text:list-item>
              <text:p text:style-name="P23">Návrh</text:p>
            </text:list-item>
            <text:list-item>
              <text:p text:style-name="P24">Implementace</text:p>
            </text:list-item>
            <text:list-item>
              <text:p text:style-name="P25">Spojování</text:p>
            </text:list-item>
            <text:list-item>
              <text:p text:style-name="P24">Testování</text:p>
            </text:list-item>
            <text:list-item>
              <text:p text:style-name="P24">Údržba a další rozvoj</text:p>
            </text:list-item>
          </text:list>
        </text:list-item>
        <text:list-item>
          <text:p text:style-name="P26">Finální doručení projektu</text:p>
        </text:list-item>
        <text:list-item>
          <text:p text:style-name="P26"><text:soft-page-break/>Sestavení závěrečné zprávy <text:span text:style-name="T14">a vyhodnocení úspěšnosti projektu</text:span></text:p>
        </text:list-item>
        <text:list-item>
          <text:p text:style-name="P26">Analýza změny trhu – zjištění jakým dalším dalším směrem by šlo aplikaci roz<text:span text:style-name="T13">víje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21:49:32.761958000</meta:creation-date>
    <meta:generator>LibreOffice/4.1.4.2$MacOSX_x86 LibreOffice_project/0a0440ccc0227ad9829de5f46be37cfb6edcf72</meta:generator>
    <dc:date>2014-11-02T21:29:18.276680000</dc:date>
    <meta:editing-duration>PT2H34M9S</meta:editing-duration>
    <meta:editing-cycles>152</meta:editing-cycles>
    <meta:document-statistic meta:table-count="0" meta:image-count="0" meta:object-count="0" meta:page-count="2" meta:paragraph-count="36" meta:word-count="187" meta:character-count="1270" meta:non-whitespace-character-count="1148"/>
  </office:meta>
</office:document-meta>
</file>